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election of 1856 went to the Democrat James Buchanan. The Republican Fre'mont came very close to winning. The Dred Scott case of 1857. Dred Scott along with his wife Hariot, was sold to a doctor in the U.S. Army, Doctor John Emerson.</text:p>
      <text:p text:style-name="Standard"/>
      <text:p text:style-name="Standard">In 1858, there was a senate seat up for grabs in Illinois. The incumbent, the one who was already in that seat, was Steven Douglas, a Democrat. He's going up against Abraham Lincoln. Both were gifted debaters. They had a series of 7 debates in 7 separate venues throughout the state. Douglas said that Lincoln was a black Republican. Lincoln responded to Douglas's charges, saying that whites should have the superior position, and that he made no effort to remove slavery where it already existed. Douglas countered that by saying abolitionism is the problem, not slavery.</text:p>
      <text:p text:style-name="Standard">(33 min)</text:p>
      <text:p text:style-name="Standard">After most of John Brown's men are killed in the siege, Lee's men storm the house and capture the remaining men. Among the men who were killed, 2 of them were John Brown's sons. Brown was put on trial for treason. He refused any help, he wanted to be a martyr for abolitionism.</text:p>
      <text:p text:style-name="Standard">(39 min)</text:p>
      <text:p text:style-name="Standard">The Southern Democrats came to the convention, and they were in the “rule or ruin” mood. They were going to get their own way, or they were going to destroy the Democratic party. They demanded 2 things.</text:p>
      <text:list xml:id="list1306302204975924046" text:style-name="L1">
        <text:list-item>
          <text:p text:style-name="P1">They wanted federal guarantee of slavery within the territories.</text:p>
        </text:list-item>
        <text:list-item>
          <text:p text:style-name="P1">They want to annex Cuba and Central America for future Southern stat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2-04T10:04:04.94</meta:creation-date>
    <dc:date>2017-12-04T10:42:46.44</dc:date>
    <dc:creator>Timothy Cayer</dc:creator>
    <meta:editing-duration>PT39M4S</meta:editing-duration>
    <meta:editing-cycles>9</meta:editing-cycles>
    <meta:generator>OpenOffice/4.1.3$Win32 OpenOffice.org_project/413m1$Build-9783</meta:generator>
    <meta:document-statistic meta:table-count="0" meta:image-count="0" meta:object-count="0" meta:page-count="1" meta:paragraph-count="8" meta:word-count="256" meta:character-count="1444"/>
  </office:meta>
</office:document-meta>
</file>